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1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officeooo:rsid="0015644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est Plan for KPMPP Website</text:span></text:p>
      <text:p text:style-name="Text_20_body"><text:span text:style-name="Strong_20_Emphasis">1. Introduction</text:span> The purpose of this test plan is to ensure the KPMPP website functions correctly, meets usability requirements, and provides a seamless experience for users.</text:p>
      <text:p text:style-name="Text_20_body"><text:span text:style-name="Strong_20_Emphasis">2. Scope</text:span> This test plan covers functional, usability, performance, security, and compatibility testing of the KPMPP website.</text:p>
      <text:p text:style-name="Text_20_body"><text:span text:style-name="Strong_20_Emphasis">3. Testing Objectives</text:span></text:p>
      <text:list xml:id="list1821509747" text:style-name="L1">
        <text:list-item>
          <text:p text:style-name="P7">Verify all website functionalities work as expected. </text:p>
        </text:list-item>
        <text:list-item>
          <text:p text:style-name="P7">Ensure the website is responsive and user-friendly. </text:p>
        </text:list-item>
        <text:list-item>
          <text:p text:style-name="P7">Validate data storage and retrieval processes. </text:p>
        </text:list-item>
        <text:list-item>
          <text:p text:style-name="P7">Confirm security measures are in place. </text:p>
        </text:list-item>
        <text:list-item>
          <text:p text:style-name="P1">Check compatibility across different browsers and devices. </text:p>
        </text:list-item>
      </text:list>
      <text:p text:style-name="Text_20_body"><text:span text:style-name="Strong_20_Emphasis">4. Test Items</text:span></text:p>
      <text:list xml:id="list2791524178" text:style-name="L2">
        <text:list-item>
          <text:p text:style-name="P8">Home Page </text:p>
        </text:list-item>
        <text:list-item>
          <text:p text:style-name="P8">About Page </text:p>
        </text:list-item>
        <text:list-item>
          <text:p text:style-name="P8">Media Section </text:p>
        </text:list-item>
        <text:list-item>
          <text:p text:style-name="P8">Organization Structure </text:p>
        </text:list-item>
        <text:list-item>
          <text:p text:style-name="P8">Login/Registration Page </text:p>
        </text:list-item>
        <text:list-item>
          <text:p text:style-name="P8">Subscription-Based Dashboard </text:p>
        </text:list-item>
        <text:list-item>
          <text:p text:style-name="P8">Data Storage &amp; Retrieval </text:p>
        </text:list-item>
        <text:list-item>
          <text:p text:style-name="P2">Multi-language Support </text:p>
        </text:list-item>
      </text:list>
      <text:p text:style-name="Text_20_body"><text:span text:style-name="Strong_20_Emphasis">5. Test Approach</text:span> Testing will be performed manually and automated scripts may be used for repetitive tasks.</text:p>
      <text:p text:style-name="Text_20_body"><text:span text:style-name="Strong_20_Emphasis">6. Test Types</text:span></text:p>
      <text:list xml:id="list805424595" text:style-name="L3">
        <text:list-item>
          <text:p text:style-name="P9"><text:span text:style-name="Strong_20_Emphasis">Functional Testing</text:span>: Verify all functionalities such as login, registration, data entry, search, and navigation. </text:p>
        </text:list-item>
        <text:list-item>
          <text:p text:style-name="P9"><text:span text:style-name="Strong_20_Emphasis">Usability Testing</text:span>: Ensure ease of use, intuitive navigation, and responsive design. </text:p>
        </text:list-item>
        <text:list-item>
          <text:p text:style-name="P9"><text:span text:style-name="Strong_20_Emphasis">Performance Testing</text:span>: Check page load speed and responsiveness. </text:p>
        </text:list-item>
        <text:list-item>
          <text:p text:style-name="P9"><text:span text:style-name="Strong_20_Emphasis">Security Testing</text:span>: Validate authentication, data encryption, and access control. </text:p>
        </text:list-item>
        <text:list-item>
          <text:p text:style-name="P3"><text:span text:style-name="Strong_20_Emphasis">Compatibility Testing</text:span>: Test website on various browsers (Chrome, Firefox, Edge) and devices (desktop, mobile, tablet). </text:p>
        </text:list-item>
      </text:list>
      <text:p text:style-name="Text_20_body"><text:span text:style-name="Strong_20_Emphasis">7. Test Environment</text:span></text:p>
      <text:list xml:id="list783307058" text:style-name="L4">
        <text:list-item>
          <text:p text:style-name="P10">Browsers: Chrome, Firefox, Edge </text:p>
        </text:list-item>
        <text:list-item>
          <text:p text:style-name="P10">Devices: Windows, macOS, Android, iOS </text:p>
        </text:list-item>
        <text:list-item>
          <text:p text:style-name="P10">Database: <text:span text:style-name="T1">MYSQL</text:span></text:p>
        </text:list-item>
        <text:list-item>
          <text:p text:style-name="P4">Hosting: GoDaddy </text:p>
        </text:list-item>
      </text:list>
      <text:p text:style-name="Text_20_body"><text:span text:style-name="Strong_20_Emphasis">8. Test Execution Schedule</text:span></text:p>
      <text:list xml:id="list205911584" text:style-name="L5">
        <text:list-item>
          <text:p text:style-name="P11"><text:span text:style-name="Strong_20_Emphasis">Week 1</text:span>: Functional &amp; Usability Testing </text:p>
        </text:list-item>
        <text:list-item>
          <text:p text:style-name="P11"><text:span text:style-name="Strong_20_Emphasis">Week 2</text:span>: Performance &amp; Security Testing </text:p>
        </text:list-item>
        <text:list-item>
          <text:p text:style-name="P5"><text:span text:style-name="Strong_20_Emphasis">Week 3</text:span>: Compatibility &amp; Regression Testing </text:p>
        </text:list-item>
      </text:list>
      <text:p text:style-name="Text_20_body"><text:soft-page-break/><text:span text:style-name="Strong_20_Emphasis">9. Test Deliverables</text:span></text:p>
      <text:list xml:id="list1378611903" text:style-name="L6">
        <text:list-item>
          <text:p text:style-name="P12">Test Cases Document </text:p>
        </text:list-item>
        <text:list-item>
          <text:p text:style-name="P12">Bug Reports </text:p>
        </text:list-item>
        <text:list-item>
          <text:p text:style-name="P6">Test Summary Report </text:p>
        </text:list-item>
      </text:list>
      <text:p text:style-name="Text_20_body"><text:span text:style-name="Strong_20_Emphasis">10. Defect Tracking</text:span> All defects will be logged.</text:p>
      <text:p text:style-name="Text_20_body"><text:span text:style-name="Strong_20_Emphasis">11. Approval</text:span> This test plan is subject to approval by the project stakeholders before executio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5T08:00:59.825150655</meta:creation-date>
    <dc:date>2025-02-16T08:08:12.581092715</dc:date>
    <meta:editing-duration>PT2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282" meta:character-count="1857" meta:non-whitespace-character-count="1616"/>
  </office:meta>
</office:document-meta>
</file>